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6pt" fo:font-weight="bold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6pt" fo:font-weight="bold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6" style:family="paragraph">
      <style:paragraph-properties fo:text-align="center"/>
      <style:text-properties fo:font-family="'Palatino Linotype'" style:font-family-generic="roman" style:font-pitch="variable" fo:font-size="10pt"/>
    </style:style>
    <style:style style:name="P7" style:family="paragraph">
      <style:paragraph-properties fo:text-align="center"/>
      <style:text-properties fo:font-family="'Palatino Linotype'" style:font-style-name="Fett" style:font-family-generic="roman" style:font-pitch="variable" fo:font-size="16pt" fo:font-style="normal" fo:font-weight="bold"/>
    </style:style>
    <style:style style:name="P8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6pt" fo:font-style="normal" fo:font-weight="bold" style:font-size-asian="14pt" style:font-weight-asian="bold" style:font-size-complex="14pt" style:font-weight-complex="bold"/>
    </style:style>
    <style:style style:name="P9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6pt" fo:font-style="normal" fo:font-weight="bold" style:font-size-asian="10pt" style:font-size-complex="10pt"/>
    </style:style>
    <style:style style:name="P10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6pt" fo:font-style="normal" fo:font-weight="bold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fo:font-family="'Palatino Linotype'" style:font-family-generic="roman" style:font-pitch="variable" fo:font-size="16pt" fo:font-weight="bold" style:font-size-asian="10pt" style:font-size-complex="10pt"/>
    </style:style>
    <style:style style:name="T2" style:family="text">
      <style:text-properties fo:font-family="'Palatino Linotype'" style:font-family-generic="roman" style:font-pitch="variable" fo:font-size="16pt" fo:font-weight="bold"/>
    </style:style>
    <style:style style:name="T3" style:family="text">
      <style:text-properties fo:font-family="'Palatino Linotype'" style:font-family-generic="roman" style:font-pitch="variable" fo:font-size="10pt"/>
    </style:style>
    <style:style style:name="T4" style:family="text">
      <style:text-properties fo:font-family="'Palatino Linotype'" style:font-style-name="Fett" style:font-family-generic="roman" style:font-pitch="variable" fo:font-size="16pt" fo:font-style="normal" fo:font-weight="bold" style:font-size-asian="14pt" style:font-weight-asian="bold" style:font-size-complex="14pt" style:font-weight-complex="bold"/>
    </style:style>
    <style:style style:name="T5" style:family="text">
      <style:text-properties fo:font-family="'Palatino Linotype'" style:font-style-name="Fett" style:font-family-generic="roman" style:font-pitch="variable" fo:font-size="16pt" fo:font-style="normal" fo:font-weight="bold" style:font-size-asian="10pt" style:font-size-complex="10pt"/>
    </style:style>
    <style:style style:name="T6" style:family="text">
      <style:text-properties fo:font-family="'Palatino Linotype'" style:font-style-name="Fett" style:font-family-generic="roman" style:font-pitch="variable" fo:font-size="16pt" fo:font-style="normal" fo:font-weight="bold"/>
    </style:style>
    <style:style style:name="T7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58cm" svg:y="4cm">
          <draw:image xlink:href="Pictures/100000000000059100000271460BCDA9.png" xlink:type="simple" xlink:show="embed" xlink:actuate="onLoad">
            <text:p text:style-name="P11"/>
          </draw:image>
        </draw:frame>
        <draw:custom-shape draw:style-name="gr2" draw:text-style-name="P3" draw:id="id2" draw:layer="layout" svg:width="0.8cm" svg:height="0.8cm" svg:x="5cm" svg:y="7cm">
          <text:p text:style-name="P2"><text:span text:style-name="T1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5" draw:layer="layout" svg:width="0.8cm" svg:height="0.8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7" draw:layer="layout" svg:width="0.8cm" svg:height="0.8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" draw:layer="layout" svg:width="0.8cm" svg:height="0.8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8cm" svg:height="0.8cm" svg:x="15cm" svg:y="6.5cm">
          <text:p text:style-name="P2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layer="layout" svg:width="0.5cm" svg:height="0.5cm" svg:x="20.5cm" svg:y="9cm">
          <text:p text:style-name="P2"><text:span text:style-name="T3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6" draw:layer="layout" svg:width="0.8cm" svg:height="0.8cm" svg:x="26cm" svg:y="14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5" draw:layer="layout" draw:type="curve" svg:x1="14cm" svg:y1="7.399cm" svg:x2="5.8cm" svg:y2="7.399cm" draw:start-shape="id1" draw:start-glue-point="6" draw:end-shape="id2" draw:end-glue-point="10">
          <text:p text:style-name="P2"><text:span text:style-name="T3"/></text:p>
          <text:p text:style-name="P2"><text:span text:style-name="T3"/></text:p>
        </draw:connector>
        <draw:connector draw:style-name="gr4" draw:text-style-name="P6" draw:layer="layout" draw:type="curve" svg:x1="21.182cm" svg:y1="9.682cm" svg:x2="24.116cm" svg:y2="13.616cm" draw:start-shape="id3" draw:start-glue-point="9" draw:end-shape="id4" draw:end-glue-point="5">
          <text:p text:style-name="P11"/>
        </draw:connector>
        <draw:connector draw:style-name="gr4" draw:text-style-name="P6" draw:layer="layout" draw:type="curve" svg:x1="5.399cm" svg:y1="7.8cm" svg:x2="7cm" svg:y2="8.399cm" draw:start-shape="id2" draw:start-glue-point="8" draw:end-shape="id5" draw:end-glue-point="6">
          <text:p text:style-name="P11"/>
        </draw:connector>
        <draw:connector draw:style-name="gr4" draw:text-style-name="P6" draw:layer="layout" draw:type="curve" svg:x1="26.399cm" svg:y1="15.3cm" svg:x2="5.399cm" svg:y2="9.3cm" draw:start-shape="id6" draw:start-glue-point="8" draw:end-shape="id7" draw:end-glue-point="8">
          <text:p text:style-name="P11"/>
        </draw:connector>
        <draw:rect draw:style-name="gr5" draw:text-style-name="P7" draw:layer="layout" svg:width="7.5cm" svg:height="7.5cm" svg:x="-13.5cm" svg:y="3.5cm">
          <text:p text:style-name="P11"/>
        </draw:rect>
        <draw:rect draw:style-name="gr6" draw:text-style-name="P7" draw:layer="layout" svg:width="7.5cm" svg:height="7.5cm" svg:x="-6cm" svg:y="3.5cm">
          <text:p text:style-name="P11"/>
        </draw:rect>
        <draw:rect draw:style-name="gr5" draw:text-style-name="P7" draw:layer="layout" svg:width="7.5cm" svg:height="7.5cm" svg:x="-6cm" svg:y="3.5cm">
          <text:p text:style-name="P11"/>
        </draw:rect>
        <draw:rect draw:style-name="gr5" draw:text-style-name="P7" draw:layer="layout" svg:width="7.5cm" svg:height="7.5cm" svg:x="-13.5cm" svg:y="11cm">
          <text:p text:style-name="P11"/>
        </draw:rect>
        <draw:rect draw:style-name="gr5" draw:text-style-name="P7" draw:layer="layout" svg:width="7.5cm" svg:height="7.5cm" svg:x="-6cm" svg:y="11cm">
          <text:p text:style-name="P11"/>
        </draw:rect>
        <draw:custom-shape draw:style-name="gr2" draw:text-style-name="P8" draw:id="id8" draw:layer="layout" svg:width="0.834cm" svg:height="0.833cm" svg:x="-11.167cm" svg:y="5.167cm">
          <text:p text:style-name="P2"><text:span text:style-name="T4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9" draw:id="id9" draw:layer="layout" svg:width="0.833cm" svg:height="0.833cm" svg:x="-12cm" svg:y="8.5cm">
          <text:p text:style-name="P2"><text:span text:style-name="T5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9" draw:id="id11" draw:layer="layout" svg:width="0.833cm" svg:height="0.833cm" svg:x="-3.5cm" svg:y="6cm">
          <text:p text:style-name="P2"><text:span text:style-name="T5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9" draw:id="id10" draw:layer="layout" svg:width="0.834cm" svg:height="0.834cm" svg:x="-10.167cm" svg:y="6.833cm">
          <text:p text:style-name="P2"><text:span text:style-name="T5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3" draw:layer="layout" svg:width="0.8cm" svg:height="0.8cm" svg:x="20.5cm" svg:y="9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10" draw:id="id13" draw:layer="layout" svg:width="0.834cm" svg:height="0.833cm" svg:x="-10.167cm" svg:y="15.167cm">
          <text:p text:style-name="P2"><text:span text:style-name="T6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10" draw:id="id12" draw:layer="layout" svg:width="0.833cm" svg:height="0.833cm" svg:x="-4.333cm" svg:y="8.5cm">
          <text:p text:style-name="P2"><text:span text:style-name="T6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4" draw:layer="layout" svg:width="0.8cm" svg:height="0.8cm" svg:x="24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10" draw:id="id14" draw:layer="layout" svg:width="0.833cm" svg:height="0.833cm" svg:x="-9.333cm" svg:y="13.5cm">
          <text:p text:style-name="P2"><text:span text:style-name="T6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7.8cm" svg:y1="8.399cm" svg:x2="14.399cm" svg:y2="7.8cm" draw:start-shape="id5" draw:start-glue-point="10" draw:end-shape="id1" draw:end-glue-point="8">
          <text:p text:style-name="P11"/>
        </draw:connector>
        <draw:custom-shape draw:style-name="gr2" draw:text-style-name="P9" draw:layer="layout" svg:width="0.833cm" svg:height="0.833cm" svg:x="-2.626cm" svg:y="14.517cm">
          <text:p text:style-name="P2"><text:span text:style-name="T5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7" draw:text-style-name="P1" draw:layer="layout" svg:width="28.2cm" svg:height="15cm" svg:x="2.5cm" svg:y="3.5cm">
          <text:p text:style-name="P11"/>
        </draw:rect>
        <draw:frame draw:style-name="gr8" draw:text-style-name="P12" draw:layer="layout" svg:width="8cm" svg:height="2.156cm" svg:x="-9.5cm" svg:y="1.344cm">
          <draw:text-box>
            <text:p text:style-name="P11"><text:span text:style-name="T7">Spielewelt</text:span></text:p>
          </draw:text-box>
        </draw:frame>
        <draw:frame draw:style-name="gr8" draw:text-style-name="P12" draw:layer="layout" svg:width="8cm" svg:height="2.156cm" svg:x="12cm" svg:y="1.344cm">
          <draw:text-box>
            <text:p text:style-name="P11"><text:span text:style-name="T7">reale Welt</text:span></text:p>
          </draw:text-box>
        </draw:frame>
        <draw:connector draw:style-name="gr4" draw:text-style-name="P7" draw:layer="layout" draw:type="curve" svg:x1="-10.751cm" svg:y1="6cm" svg:x2="-11.584cm" svg:y2="8.5cm" draw:start-shape="id8" draw:start-glue-point="8" draw:end-shape="id9" draw:end-glue-point="4">
          <text:p text:style-name="P11"/>
        </draw:connector>
        <draw:connector draw:style-name="gr4" draw:text-style-name="P7" draw:layer="layout" draw:type="curve" svg:x1="-11.167cm" svg:y1="8.916cm" svg:x2="-9.751cm" svg:y2="7.665cm" draw:start-shape="id9" draw:start-glue-point="10" draw:end-shape="id10" draw:end-glue-point="8">
          <text:p text:style-name="P11"/>
        </draw:connector>
        <draw:connector draw:style-name="gr4" draw:text-style-name="P7" draw:layer="layout" draw:type="curve" svg:x1="-10.335cm" svg:y1="5.583cm" svg:x2="-9.456cm" svg:y2="6.954cm" draw:start-shape="id8" draw:start-glue-point="10" draw:end-shape="id10" draw:end-glue-point="11">
          <text:p text:style-name="P11"/>
        </draw:connector>
        <draw:connector draw:style-name="gr4" draw:text-style-name="P7" draw:layer="layout" draw:type="curve" svg:x1="-3.084cm" svg:y1="6.833cm" svg:x2="-3.917cm" svg:y2="8.5cm" draw:start-shape="id11" draw:start-glue-point="8" draw:end-shape="id12" draw:end-glue-point="4">
          <text:p text:style-name="P11"/>
        </draw:connector>
        <draw:connector draw:style-name="gr4" draw:text-style-name="P7" draw:layer="layout" draw:type="curve" svg:x1="-9.751cm" svg:y1="15.167cm" svg:x2="-8.917cm" svg:y2="14.333cm" draw:start-shape="id13" draw:start-glue-point="4" draw:end-shape="id14" draw:end-glue-point="8">
          <text:p text:style-name="P1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date>2008-06-15T15:25:50</dc:date>
    <meta:editing-cycles>5</meta:editing-cycles>
    <meta:editing-duration>PT11M32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